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3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c0c0c0" draw:marker-start="Arrow" draw:marker-start-width="0.3cm" draw:marker-end="Arrow" draw:marker-end-width="0.3cm" draw:fill="none" draw:textarea-vertical-align="middle"/>
    </style:style>
    <style:style style:name="gr16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color="#666666" style:font-name="Ubuntu Medium" fo:font-weight="bold" style:font-weight-asian="bold" style:font-weight-complex="bold"/>
    </style:style>
    <style:style style:name="P4" style:family="paragraph">
      <style:paragraph-properties fo:text-align="center"/>
      <style:text-properties fo:color="#666666" style:font-name="Ubuntu Medium" fo:font-weight="bold" style:font-weight-asian="bold" style:font-weight-complex="bold"/>
    </style:style>
    <style:style style:name="P5" style:family="paragraph">
      <style:paragraph-properties fo:text-align="center"/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style:font-name="Ubuntu Medium" fo:font-weight="bold" style:font-weight-asian="bold" style:font-weight-complex="bold"/>
    </style:style>
    <style:style style:name="T3" style:family="text"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7cm" svg:height="1.1cm" svg:x="24.5cm" svg:y="7.3cm">
          <text:p text:style-name="P1"><text:span text:style-name="T1">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7cm" svg:height="1.1cm" svg:x="24.5cm" svg:y="5.2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2.7cm" svg:height="1.1cm" svg:x="19cm" svg:y="8cm">
          <text:p text:style-name="P1"><text:span text:style-name="T1">uti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7cm" svg:height="1.1cm" svg:x="19cm" svg:y="6.1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7cm" svg:height="1.1cm" svg:x="14.9cm" svg:y="7.2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7cm" svg:height="1.1cm" svg:x="5.9cm" svg:y="7.2cm"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7cm" svg:height="1.1cm" svg:x="10.9cm" svg:y="6cm">
          <text:p text:style-name="P1"><text:span text:style-name="T1">-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7cm" svg:height="1.1cm" svg:x="10.9cm" svg:y="8.3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2.7cm" svg:height="1.1cm" svg:x="1.5cm" svg:y="8cm">
          <text:p text:style-name="P1"><text:span text:style-name="T1">alinex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cm" svg:y1="3.4cm" svg:x2="5cm" svg:y2="20cm">
          <text:p/>
        </draw:line>
        <draw:frame draw:style-name="gr8" draw:text-style-name="P3" draw:layer="layout" svg:width="4.4cm" svg:height="0.967cm" svg:x="0.9cm" svg:y="3.3cm">
          <draw:text-box>
            <text:p text:style-name="P1"><text:span text:style-name="T2">System</text:span></text:p>
          </draw:text-box>
        </draw:frame>
        <draw:frame draw:style-name="gr8" draw:text-style-name="P4" draw:layer="layout" svg:width="4.4cm" svg:height="0.967cm" svg:x="5.1cm" svg:y="3.301cm">
          <draw:text-box>
            <text:p text:style-name="P1"><text:span text:style-name="T2">App</text:span></text:p>
          </draw:text-box>
        </draw:frame>
        <draw:frame draw:style-name="gr8" draw:text-style-name="P4" draw:layer="layout" svg:width="12.6cm" svg:height="0.967cm" svg:x="10.2cm" svg:y="3.301cm">
          <draw:text-box>
            <text:p text:style-name="P1"><text:span text:style-name="T2">Modules</text:span></text:p>
          </draw:text-box>
        </draw:frame>
        <draw:frame draw:style-name="gr8" draw:text-style-name="P3" draw:layer="layout" svg:width="5.8cm" svg:height="0.967cm" svg:x="22.8cm" svg:y="3.301cm">
          <draw:text-box>
            <text:p text:style-name="P1"><text:span text:style-name="T2">Development</text:span></text:p>
          </draw:text-box>
        </draw:frame>
        <draw:line draw:style-name="gr7" draw:text-style-name="P1" draw:layer="layout" svg:x1="9.4cm" svg:y1="3.4cm" svg:x2="9.4cm" svg:y2="20cm">
          <text:p/>
        </draw:line>
        <draw:line draw:style-name="gr7" draw:text-style-name="P1" draw:layer="layout" svg:x1="22.8cm" svg:y1="3.4cm" svg:x2="22.8cm" svg:y2="19cm">
          <text:p/>
        </draw:line>
        <draw:frame draw:style-name="gr9" draw:text-style-name="P5" draw:layer="layout" svg:width="27.7cm" svg:height="1.7cm" svg:x="1cm" svg:y="1cm">
          <draw:text-box>
            <text:p text:style-name="P1"><text:span text:style-name="T3">Packages of the Alinex Universe</text:span></text:p>
          </draw:text-box>
        </draw:frame>
        <draw:connector draw:style-name="gr10" draw:text-style-name="P1" draw:layer="layout" draw:type="curve" svg:x1="4.2cm" svg:y1="8.55cm" svg:x2="5.9cm" svg:y2="7.75cm" draw:start-shape="id1" draw:start-glue-point="1" draw:end-shape="id2" draw:end-glue-point="3" svg:d="M4200 8550c1275 0 425-800 1700-800" svg:viewBox="0 0 1701 801">
          <text:p/>
        </draw:connector>
        <draw:connector draw:style-name="gr11" draw:text-style-name="P1" draw:layer="layout" draw:type="curve" svg:x1="8.6cm" svg:y1="7.75cm" svg:x2="10.9cm" svg:y2="8.85cm" draw:start-shape="id2" draw:start-glue-point="1" draw:end-shape="id3" draw:end-glue-point="3" svg:d="M8600 7750c1725 0 575 1100 2300 1100" svg:viewBox="0 0 2301 1101">
          <text:p/>
        </draw:connector>
        <draw:connector draw:style-name="gr11" draw:text-style-name="P1" draw:layer="layout" draw:type="curve" svg:x1="8.6cm" svg:y1="7.75cm" svg:x2="10.9cm" svg:y2="6.55cm" draw:start-shape="id2" draw:start-glue-point="1" draw:end-shape="id4" draw:end-glue-point="3" svg:d="M8600 7750c1725 0 575-1200 2300-1200" svg:viewBox="0 0 2301 1201">
          <text:p/>
        </draw:connector>
        <draw:connector draw:style-name="gr11" draw:text-style-name="P1" draw:layer="layout" draw:type="curve" svg:x1="13.6cm" svg:y1="6.55cm" svg:x2="14.9cm" svg:y2="7.75cm" draw:start-shape="id4" draw:start-glue-point="1" draw:end-shape="id5" draw:end-glue-point="3" svg:d="M13600 6550c975 0 325 1200 1300 1200" svg:viewBox="0 0 1301 1201">
          <text:p/>
        </draw:connector>
        <draw:connector draw:style-name="gr11" draw:text-style-name="P1" draw:layer="layout" draw:type="curve" svg:x1="17.6cm" svg:y1="7.75cm" svg:x2="19cm" svg:y2="6.65cm" draw:start-shape="id5" draw:start-glue-point="1" draw:end-shape="id6" draw:end-glue-point="3" svg:d="M17600 7750c1050 0 350-1100 1400-1100" svg:viewBox="0 0 1401 1101">
          <text:p/>
        </draw:connector>
        <draw:connector draw:style-name="gr12" draw:text-style-name="P1" draw:layer="layout" draw:type="curve" svg:x1="22.369cm" svg:y1="7.88cm" svg:x2="24.5cm" svg:y2="7.85cm" draw:end-shape="id7" draw:end-glue-point="3" svg:d="M22369 7880c1222 0 157-30 2131-30" svg:viewBox="0 0 2132 31">
          <text:p/>
        </draw:connector>
        <draw:connector draw:style-name="gr12" draw:text-style-name="P1" draw:layer="layout" draw:type="curve" svg:x1="22.3cm" svg:y1="5.73cm" svg:x2="24.431cm" svg:y2="5.7cm" svg:d="M22300 5730c1599 0 534-30 2131-30" svg:viewBox="0 0 2132 31">
          <text:p/>
        </draw:connector>
        <draw:custom-shape draw:style-name="gr6" draw:text-style-name="P6" draw:layer="layout" svg:width="1.9cm" svg:height="0.7cm" svg:x="18.4cm" svg:y="19.3cm">
          <text:p text:style-name="P1"><text:span text:style-name="T4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1.9cm" svg:height="0.7cm" svg:x="20.5cm" svg:y="19.3cm">
          <text:p text:style-name="P1"><text:span text:style-name="T4">deve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1.9cm" svg:height="0.7cm" svg:x="24.7cm" svg:y="19.3cm">
          <text:p text:style-name="P1"><text:span text:style-name="T4">min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draw:layer="layout" svg:width="1.9cm" svg:height="0.7cm" svg:x="26.8cm" svg:y="19.3cm">
          <text:p text:style-name="P1"><text:span text:style-name="T4">maj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1.9cm" svg:height="0.7cm" svg:x="22.6cm" svg:y="19.3cm">
          <text:p text:style-name="P1"><text:span text:style-name="T4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2.7cm" svg:height="1.1cm" svg:x="19cm" svg:y="10.1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6.25cm" svg:y1="8.3cm" svg:x2="20.35cm" svg:y2="10.1cm" draw:start-shape="id5" draw:start-glue-point="2" draw:end-shape="id8" svg:d="M16250 8300c0 1350 4100 450 4100 1800" svg:viewBox="0 0 4101 1801">
          <text:p/>
        </draw:connector>
        <draw:connector draw:style-name="gr15" draw:text-style-name="P1" draw:layer="layout" draw:type="line" svg:x1="25.85cm" svg:y1="6.3cm" svg:x2="25.85cm" svg:y2="7.3cm" draw:start-shape="id9" draw:start-glue-point="2" draw:end-shape="id7" draw:end-glue-point="0" svg:d="M25850 6300v1000" svg:viewBox="0 0 1 1001">
          <text:p/>
        </draw:connector>
        <draw:connector draw:style-name="gr11" draw:text-style-name="P1" draw:layer="layout" draw:type="curve" svg:x1="8.6cm" svg:y1="7.75cm" svg:x2="14.9cm" svg:y2="7.75cm" draw:start-shape="id2" draw:start-glue-point="1" draw:end-shape="id5" draw:end-glue-point="3" svg:d="M8600 7750h6300" svg:viewBox="0 0 6301 1">
          <text:p/>
        </draw:connector>
        <draw:connector draw:style-name="gr11" draw:text-style-name="P1" draw:layer="layout" draw:type="curve" draw:line-skew="1.3cm" svg:x1="13.6cm" svg:y1="6.55cm" svg:x2="19cm" svg:y2="8.55cm" draw:start-shape="id4" draw:start-glue-point="1" draw:end-shape="id10" draw:end-glue-point="3" svg:d="M13600 6550c6000 0 3300 2000 5400 2000" svg:viewBox="0 0 5401 2001">
          <text:p/>
        </draw:connector>
        <draw:connector draw:style-name="gr11" draw:text-style-name="P1" draw:layer="layout" draw:type="curve" svg:x1="13.6cm" svg:y1="8.85cm" svg:x2="14.9cm" svg:y2="7.75cm" draw:start-shape="id3" draw:start-glue-point="1" draw:end-shape="id5" draw:end-glue-point="3" svg:d="M13600 8850c975 0 325-1100 1300-1100" svg:viewBox="0 0 1301 1101">
          <text:p/>
        </draw:connector>
        <draw:connector draw:style-name="gr11" draw:text-style-name="P1" draw:layer="layout" draw:type="curve" svg:x1="20.35cm" svg:y1="7.2cm" svg:x2="20.35cm" svg:y2="8cm" draw:start-shape="id6" draw:start-glue-point="2" draw:end-shape="id10" draw:end-glue-point="0" svg:d="M20350 7200v800" svg:viewBox="0 0 1 801">
          <text:p/>
        </draw:connector>
        <draw:line draw:style-name="gr16" draw:text-style-name="P1" draw:layer="layout" svg:x1="3.5cm" svg:y1="2.3cm" svg:x2="25cm" svg:y2="2.3cm">
          <text:p/>
        </draw:line>
        <draw:custom-shape draw:style-name="gr6" draw:text-style-name="P2" xml:id="id11" draw:id="id11" draw:layer="layout" svg:width="2.7cm" svg:height="1.1cm" svg:x="5.9cm" svg:y="9.7cm">
          <text:p text:style-name="P1"><text:span text:style-name="T1">dbadmi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8.6cm" svg:y1="10.25cm" svg:x2="10.9cm" svg:y2="8.85cm" draw:start-shape="id11" draw:start-glue-point="1" draw:end-shape="id3" draw:end-glue-point="3" svg:d="M8600 10250c1725 0 575-1400 2300-1400" svg:viewBox="0 0 2301 1401">
          <text:p/>
        </draw:connector>
        <draw:connector draw:style-name="gr17" draw:text-style-name="P1" draw:layer="layout" draw:type="curve" svg:x1="4.2cm" svg:y1="8.55cm" svg:x2="5.9cm" svg:y2="10.25cm" draw:start-shape="id1" draw:start-glue-point="1" draw:end-shape="id11" draw:end-glue-point="3" svg:d="M4200 8550c1275 0 425 1700 1700 1700" svg:viewBox="0 0 1701 1701">
          <text:p/>
        </draw:connector>
        <draw:connector draw:style-name="gr11" draw:text-style-name="P1" draw:layer="layout" draw:type="curve" svg:x1="8.6cm" svg:y1="10.25cm" svg:x2="16.25cm" svg:y2="8.3cm" draw:start-shape="id11" draw:start-glue-point="1" draw:end-shape="id5" draw:end-glue-point="2" svg:d="M8600 10250c5100 0 7650-650 7650-1950" svg:viewBox="0 0 7651 1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4-11-11T16:28:13.779515591</dc:date>
    <dc:creator>Alexander Schilling</dc:creator>
    <meta:editing-duration>P1DT3H6M37S</meta:editing-duration>
    <meta:editing-cycles>8</meta:editing-cycles>
    <meta:generator>LibreOffice/4.2.7.2$Linux_X86_64 LibreOffice_project/420m0$Build-2</meta:generator>
    <meta:printed-by>Alexander Schilling</meta:printed-by>
    <meta:print-date>2014-11-10T15:42:02.114078133</meta:print-date>
    <meta:document-statistic meta:object-count="41"/>
  </office:meta>
</office:document-meta>
</file>